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paragraph-properties fo:text-align="center"/>
      <style:text-properties fo:font-weight="bold" style:font-weight-asian="bold"/>
    </style:style>
    <style:style style:name="P3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/>
    </style:style>
    <style:style style:name="T25" style:parent-style-name="DefaultParagraphFont" style:family="text">
      <style:text-properties fo:font-weight="bold" style:font-weight-asian="bold"/>
    </style:style>
    <style:style style:name="T26" style:parent-style-name="DefaultParagraphFont" style:family="text">
      <style:text-properties fo:font-weight="bold" style:font-weight-asian="bold"/>
    </style:style>
    <style:style style:name="T27" style:parent-style-name="DefaultParagraphFont" style:family="text">
      <style:text-properties fo:font-weight="bold" style:font-weight-asian="bold"/>
    </style:style>
    <style:style style:name="T28" style:parent-style-name="DefaultParagraphFont" style:family="text">
      <style:text-properties fo:font-weight="bold" style:font-weight-asian="bold"/>
    </style:style>
    <style:style style:name="T29" style:parent-style-name="DefaultParagraphFont" style:family="text">
      <style:text-properties fo:font-weight="bold" style:font-weight-asian="bold"/>
    </style:style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fo:font-weight="bold" style:font-weight-asian="bold"/>
    </style:style>
    <style:style style:name="T32" style:parent-style-name="DefaultParagraphFont" style:family="text">
      <style:text-properties fo:font-weight="bold" style:font-weight-asian="bold"/>
    </style:style>
    <style:style style:name="T33" style:parent-style-name="DefaultParagraphFont" style:family="text">
      <style:text-properties fo:font-weight="bold" style:font-weight-asian="bold"/>
    </style:style>
    <style:style style:name="T34" style:parent-style-name="DefaultParagraphFont" style:family="text">
      <style:text-properties fo:font-weight="bold" style:font-weight-asian="bold"/>
    </style:style>
    <style:style style:name="T35" style:parent-style-name="DefaultParagraphFont" style:family="text">
      <style:text-properties fo:font-weight="bold" style:font-weight-asian="bold"/>
    </style:style>
    <style:style style:name="T36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Zusammenfassung Studienarbeit Informationssysteme 01.09.2014<text:line-break/>Elisabeth Pich <text:s/>- Stefanie Lehmann</text:p>
      <text:p text:style-name="P2">Thema: Urlaubshotelverwaltung</text:p>
      <text:p text:style-name="Normal">Die Datenbank, die wir entworfen haben, bietet die Grundlage<text:s/>für ein Softwaresystem,<text:s/>mit dem man die Daten<text:s/>eines Hotels<text:s/>verwalten und die täglichen Arbeitsprozesse durchführen kann. Wir sind sogar<text:s/>während des Erstellungsprozess<text:s/>einen Schritt weiter als die Beschreibung gegangen und haben es ermöglicht, das mehrere Hotels mit den gleichen Datensatz arbeiten koennen, so als<text:s/>ob eine Hotelkette<text:s/>mehrere Hotels<text:s/>verwaltet. Im folgenden werden Tabellen der Datenbank fett gedruckt. Wir haben die Datenbank mit vertikaler Partitionierung realisiert.</text:p>
      <text:p text:style-name="P3">Überblick</text:p>
      <text:p text:style-name="Normal">Die<text:s/><text:span text:style-name="T4">Hotels</text:span><text:span text:style-name="T5"><text:s/></text:span>bestehen aus<text:s/><text:span text:style-name="T6">Zimmern</text:span><text:s/>und verschiedenen<text:s/><text:span text:style-name="T7">Abteilungen</text:span><text:span text:style-name="T8">.<text:s/></text:span>Zimmer enthalten verschiedene<text:s/>Zimmerkategorien, ausserdem kann vermerkt werden, ob das Zimmer gerade verschmutzt ist oder komplet nicht vermietbar ist (out of order)<text:span text:style-name="T9">.<text:s/></text:span>Die<text:s/>Abteilungen<text:s/>koennen entweder<text:s/><text:span text:style-name="T10">Restaurationen</text:span>,<text:s/><text:span text:style-name="T11">Schwim</text:span><text:span text:style-name="T12">m</text:span><text:span text:style-name="T13">bäder</text:span><text:s/>oder<text:s/><text:span text:style-name="T14">Sporteinrichtungen</text:span><text:s/>sein. Zu den Restaurationen gehören<text:s/><text:span text:style-name="T15">Restaurants</text:span><text:s/>und<text:s/><text:span text:style-name="T16">Hotelbars</text:span>, in den<text:span text:style-name="T17"><text:s/>Speise</text:span><text:span text:style-name="T18">n</text:span><text:span text:style-name="T19"><text:s/>und Getränke</text:span><text:span text:style-name="T20"><text:s/>(Essen und Trinken)</text:span><text:span text:style-name="T21"><text:s/></text:span><text:span text:style-name="T22">serviert werden</text:span>, die wiederum Besonderheiten aufweisen können.<text:s/>Sporteinrichtungen können<text:s/><text:span text:style-name="T23">Golf-, Minigolf-, Tennisplätze,</text:span><text:s/>sein, aber auch die<text:s/><text:span text:style-name="T24">Fahrräder</text:span>, die für einen bestimmten Preis<text:s/><text:span text:style-name="T25">gemietet</text:span><text:s/>werden können.<text:span text:style-name="T26"><text:s/>Kunden</text:span><text:s/>können:<text:s/>Reservierungsanfragen tätigen,<text:s/><text:span text:style-name="T27">Reservierungen</text:span><text:s/>tätigen, Schwimmbäder<text:s/><text:span text:style-name="T28">benutzten</text:span>,<text:s/>in Restaurationen Speisen und Getranke<text:s/><text:span text:style-name="T29">konsumieren</text:span>, <text:s/>Sporteinrichtungen<text:s/><text:span text:style-name="T30">mieten</text:span>,<text:s/>Ausrüstung kostenlos<text:span text:style-name="T31"><text:s/>ausleihen</text:span><text:span text:style-name="T32">,<text:s/></text:span>ihren Gesamtaufenthalt<text:s/><text:span text:style-name="T33">bezahlen</text:span>. Mit<text:span text:style-name="T34"><text:s/>Zimmerkarten</text:span><text:span text:style-name="T35"><text:s/></text:span>kann man in die Zimmer gelangen, ausserdem haben wir ein Log eingerichtet , der vermerkt, wann welche Karte erflogreich/erfolglos versucht eine Tür zu<text:span text:style-name="T36"><text:s/>öffnen</text:span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effi</meta:initial-creator>
    <dc:creator>Steffi</dc:creator>
    <meta:creation-date>2014-08-22T11:44:00Z</meta:creation-date>
    <dc:date>2014-08-22T13:06:00Z</dc:date>
    <meta:template xlink:href="Normal" xlink:type="simple"/>
    <meta:editing-cycles>1</meta:editing-cycles>
    <meta:editing-duration>PT0S</meta:editing-duration>
    <meta:document-statistic meta:page-count="1" meta:paragraph-count="3" meta:word-count="236" meta:character-count="1727" meta:row-count="12" meta:non-whitespace-character-count="1494"/>
  </office:meta>
</office:document-meta>
</file>